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umber of Vertices</text:p>
          </table:table-cell>
          <table:table-cell table:style-name="ce1" office:value-type="string" calcext:value-type="string">
            <text:p>Computation Time (s)</text:p>
          </table:table-cell>
          <table:table-cell table:number-columns-repeated="102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0230073928833007" calcext:value-type="float">
            <text:p>0.000230073928833</text:p>
          </table:table-cell>
          <table:table-cell table:number-columns-repeated="102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01939058303833" calcext:value-type="float">
            <text:p>0.001939058303833</text:p>
          </table:table-cell>
          <table:table-cell>
            <draw:frame table:end-cell-address="Sheet1.I20" table:end-x="36.6pt" table:end-y="14.23pt" draw:z-index="0" draw:name="Chart 1" draw:style-name="gr1" draw:text-style-name="P1" svg:width="449.97pt" svg:height="278.22pt" svg:x="7.51pt" svg:y="3.74pt">
              <draw:object draw:notify-on-update-of-ranges="Sheet1.B1:Sheet1.B1 Sheet1.B2:Sheet1.B11 Sheet1.A2:Sheet1.A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0785207748413086" calcext:value-type="float">
            <text:p>0.007852077484131</text:p>
          </table:table-cell>
          <table:table-cell table:number-columns-repeated="102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686040163040161" calcext:value-type="float">
            <text:p>0.686040163040161</text:p>
          </table:table-cell>
          <table:table-cell table:number-columns-repeated="102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55.48245782745" calcext:value-type="float">
            <text:p>55.48245782745</text:p>
          </table:table-cell>
          <table:table-cell table:number-columns-repeated="102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float" office:value="0.0000209808349609375" calcext:value-type="float">
            <text:p>2.10E-05</text:p>
          </table:table-cell>
          <table:table-cell table:number-columns-repeated="102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678801536560058" calcext:value-type="float">
            <text:p>0.006788015365601</text:p>
          </table:table-cell>
          <table:table-cell table:number-columns-repeated="102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588579177856445" calcext:value-type="float">
            <text:p>0.058857917785645</text:p>
          </table:table-cell>
          <table:table-cell table:number-columns-repeated="102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.71651196479797" calcext:value-type="float">
            <text:p>1.71651196479797</text:p>
          </table:table-cell>
          <table:table-cell table:number-columns-repeated="102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75.3474245677" calcext:value-type="float">
            <text:p>75.3474245677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scatter" chart:style-name="ch1">
        <chart:legend chart:legend-position="end" svg:x="11.813cm" svg:y="4.609cm" style:legend-expansion="high" chart:style-name="ch2"/>
        <chart:plot-area chart:style-name="ch3" table:cell-range-address="Sheet1.A2:Sheet1.B11 Sheet1.B1:Sheet1.B1" chart:data-source-has-labels="row" svg:x="1.377cm" svg:y="0.196cm" svg:width="10.119cm" svg:height="8.394cm">
          <chartooo:coordinate-region svg:x="1.848cm" svg:y="0.395cm" svg:width="9.462cm" svg:height="7.698cm"/>
          <chart:axis chart:dimension="x" chart:name="primary-x" chart:style-name="ch4">
            <chart:title svg:x="4.89cm" svg:y="8.787cm" chart:style-name="ch5">
              <text:p>Number of Vertices</text:p>
            </chart:title>
            <chart:grid chart:style-name="ch6" chart:class="major"/>
          </chart:axis>
          <chart:axis chart:dimension="y" chart:name="primary-y" chart:style-name="ch4">
            <chart:title svg:x="0.451cm" svg:y="6.111cm" chart:style-name="ch7">
              <text:p>Computation Time (s)</text:p>
            </chart:title>
            <chart:grid chart:style-name="ch6" chart:class="maj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utation Time (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11</svg:desc>
                </draw:g>
              </table:table-cell>
              <table:table-cell office:value-type="float" office:value="0.000230073928833007">
                <text:p>0.00023007392883300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1939058303833">
                <text:p>0.0019390583038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785207748413086">
                <text:p>0.00785207748413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686040163040161">
                <text:p>0.686040163040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55.48245782745">
                <text:p>55.48245782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209808349609375">
                <text:p>0.00002098083496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0678801536560058">
                <text:p>0.00678801536560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0588579177856445">
                <text:p>0.05885791778564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.71651196479797">
                <text:p>1.71651196479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75.3474245677">
                <text:p>75.34742456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